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none"/>
    </style:style>
    <style:style style:name="P2" style:family="paragraph" style:parent-style-name="WollMuxVerfuegungspunkt1">
      <style:text-properties text:display="none"/>
    </style:style>
    <style:style style:name="P3" style:family="paragraph" style:parent-style-name="Fußzeile_5f_Wollmux">
      <style:text-properties text:display="non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non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42")</text:p>
       <text:p>    (ID "#SB" VALUE "42")</text:p>
       <text:p>    (ID "Zahl" VALUE "42")</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42</text:database-display></text:p>
      <text:p text:style-name="WollMuxVerfuegungspunktAbdruck"><text:span text:style-name="WollMuxRoemischeZiffer"><text:span text:style-name="T2">II.<text:tab/></text:span></text:span><text:span text:style-name="T2">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2">III.<text:tab/></text:span></text:span><text:span text:style-name="T2">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text:soft-page-break/>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2</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2:56</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2" meta:paragraph-count="37" meta:word-count="648" meta:character-count="4235"/>
  </office:meta>
</office:document-meta>
</file>